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text-indent="0cm" style:auto-text-indent="false"/>
    </style:style>
    <style:style style:name="P2" style:family="paragraph" style:parent-style-name="Standard">
      <style:text-properties officeooo:rsid="0013c2ad" officeooo:paragraph-rsid="0013c2a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</style:style>
    <style:style style:name="P5" style:family="paragraph" style:parent-style-name="Text_20_body" style:list-style-name="L1">
      <style:paragraph-properties fo:text-indent="0cm" style:auto-text-indent="false"/>
    </style:style>
    <style:style style:name="P6" style:family="paragraph" style:parent-style-name="Text_20_body" style:list-style-name="L2">
      <style:paragraph-properties fo:margin-left="0cm" fo:margin-right="0cm" fo:text-indent="0cm" style:auto-text-indent="false"/>
    </style:style>
    <style:style style:name="P7" style:family="paragraph" style:parent-style-name="Text_20_body" style:list-style-name="L2">
      <style:paragraph-properties fo:text-indent="0cm" style:auto-text-indent="false"/>
    </style:style>
    <style:style style:name="P8" style:family="paragraph" style:parent-style-name="Text_20_body" style:list-style-name="L3">
      <style:paragraph-properties fo:margin-left="0cm" fo:margin-right="0cm" fo:text-indent="0cm" style:auto-text-indent="false"/>
    </style:style>
    <style:style style:name="P9" style:family="paragraph" style:parent-style-name="Text_20_body" style:list-style-name="L3">
      <style:paragraph-properties fo:text-indent="0cm" style:auto-text-indent="false"/>
    </style:style>
    <style:style style:name="P10" style:family="paragraph" style:parent-style-name="Text_20_body">
      <style:text-properties officeooo:rsid="0013c2ad" officeooo:paragraph-rsid="0013c2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que é DNS</text:p>
      <text:p text:style-name="P2"/>
      <text:p text:style-name="P10">DNS é como <text:span text:style-name="Strong_20_Emphasis">a agenda de contatos da internet</text:span> 📖🌐</text:p>
      <text:p text:style-name="P3">Vou explicar bem simples:</text:p>
      <text:list text:style-name="L1">
        <text:list-item>
          <text:p text:style-name="P4">As <text:span text:style-name="Strong_20_Emphasis">pessoas</text:span> preferem nomes fáceis, como:<text:line-break/>👉 <text:span text:style-name="Source_20_Text">google.com</text:span></text:p>
        </text:list-item>
        <text:list-item>
          <text:p text:style-name="P5">Os <text:span text:style-name="Strong_20_Emphasis">computadores</text:span> só entendem números, chamados <text:span text:style-name="Strong_20_Emphasis">endereços IP</text:span>, como:<text:line-break/>👉 <text:span text:style-name="Source_20_Text">142.250.72.14</text:span></text:p>
        </text:list-item>
      </text:list>
      <text:h text:style-name="P1" text:outline-level="3">O que o DNS faz?</text:h>
      <text:p text:style-name="P3">O <text:span text:style-name="Strong_20_Emphasis">DNS (Domain Name System)</text:span> faz a <text:span text:style-name="Strong_20_Emphasis">tradução</text:span> do nome do site para o número que o computador entende.</text:p>
      <text:h text:style-name="P1" text:outline-level="3">Um exemplo do dia a dia</text:h>
      <text:p text:style-name="P3">Imagine que você quer ligar para “Maria”:</text:p>
      <text:list text:style-name="L2">
        <text:list-item>
          <text:p text:style-name="P6">Você procura o nome <text:span text:style-name="Strong_20_Emphasis">Maria</text:span> na agenda</text:p>
        </text:list-item>
        <text:list-item>
          <text:p text:style-name="P7">A agenda mostra o <text:span text:style-name="Strong_20_Emphasis">número de telefone</text:span></text:p>
        </text:list-item>
        <text:list-item>
          <text:p text:style-name="P7">A ligação acontece</text:p>
        </text:list-item>
      </text:list>
      <text:p text:style-name="P3">Na internet é igual:</text:p>
      <text:list text:style-name="L3">
        <text:list-item>
          <text:p text:style-name="P8">Você digita <text:span text:style-name="Source_20_Text">www.youtube.com</text:span></text:p>
        </text:list-item>
        <text:list-item>
          <text:p text:style-name="P9">O DNS procura qual é o número (IP) desse site</text:p>
        </text:list-item>
        <text:list-item>
          <text:p text:style-name="P9">Seu computador usa esse número para abrir o site</text:p>
        </text:list-item>
      </text:list>
      <text:h text:style-name="P1" text:outline-level="3">Resumindo</text:h>
      <text:p text:style-name="P3">➡️ <text:span text:style-name="Strong_20_Emphasis">DNS = sistema que traduz nomes de sites em números para a internet funcionar</text:span></text:p>
      <text:p text:style-name="P3">Sem DNS, teríamos que decorar números enormes para acessar qualquer site 😅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5T18:12:57.703732728</meta:creation-date>
    <dc:date>2025-12-25T18:13:37.510542182</dc:date>
    <meta:editing-duration>PT40S</meta:editing-duration>
    <meta:editing-cycles>1</meta:editing-cycles>
    <meta:document-statistic meta:table-count="0" meta:image-count="0" meta:object-count="0" meta:page-count="1" meta:paragraph-count="19" meta:word-count="153" meta:character-count="793" meta:non-whitespace-character-count="667"/>
    <meta:generator>1Doc/1.5.0.$MacOSX_X86_64 LibreOffice_project/2f9b6e7260225c6c2c1401d17cb7be8dc4e3347b</meta:generator>
  </office:meta>
</office:document-meta>
</file>